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Arial" officeooo:rsid="000e3148" officeooo:paragraph-rsid="000e3148"/>
    </style:style>
    <style:style style:name="P2" style:family="paragraph" style:parent-style-name="Standard">
      <style:text-properties style:font-name="Arial" officeooo:rsid="000e3148" officeooo:paragraph-rsid="0016ba0b"/>
    </style:style>
    <style:style style:name="P3" style:family="paragraph" style:parent-style-name="Standard">
      <style:paragraph-properties fo:margin-top="0.302cm" fo:margin-bottom="0.302cm" style:contextual-spacing="false"/>
      <style:text-properties style:font-name="Arial" officeooo:rsid="000e3148" officeooo:paragraph-rsid="000e3148"/>
    </style:style>
    <style:style style:name="P4" style:family="paragraph" style:parent-style-name="Subtitle">
      <style:text-properties style:text-underline-style="solid" style:text-underline-width="auto" style:text-underline-color="font-color"/>
    </style:style>
    <style:style style:name="P5" style:family="paragraph" style:parent-style-name="Standard" style:list-style-name="L1">
      <style:paragraph-properties fo:margin-top="0.201cm" fo:margin-bottom="0.201cm" style:contextual-spacing="false"/>
      <style:text-properties style:font-name="Arial" officeooo:rsid="001a3e43" officeooo:paragraph-rsid="0014e5f1"/>
    </style:style>
    <style:style style:name="P6" style:family="paragraph" style:parent-style-name="Standard" style:list-style-name="L1">
      <style:paragraph-properties fo:margin-top="0.201cm" fo:margin-bottom="0.201cm" style:contextual-spacing="false" fo:line-height="115%"/>
      <style:text-properties style:font-name="Arial" officeooo:rsid="001a3e43" officeooo:paragraph-rsid="001eb53e"/>
    </style:style>
    <style:style style:name="P7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a3e43" officeooo:paragraph-rsid="001a3e43"/>
    </style:style>
    <style:style style:name="P8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c9364" officeooo:paragraph-rsid="001c9364"/>
    </style:style>
    <style:style style:name="P9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c9364" officeooo:paragraph-rsid="001eb59e"/>
    </style:style>
    <style:style style:name="P10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c9364" officeooo:paragraph-rsid="002082e6"/>
    </style:style>
    <style:style style:name="P11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ab0c6" officeooo:paragraph-rsid="001ab0c6"/>
    </style:style>
    <style:style style:name="P12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ba0cf" officeooo:paragraph-rsid="001ba0cf"/>
    </style:style>
    <style:style style:name="P13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ba0cf" officeooo:paragraph-rsid="001eb53e"/>
    </style:style>
    <style:style style:name="P14" style:family="paragraph" style:parent-style-name="Standard" style:list-style-name="L1">
      <style:paragraph-properties fo:margin-top="0.101cm" fo:margin-bottom="0.101cm" style:contextual-spacing="false" fo:line-height="100%"/>
      <style:text-properties style:font-name="Arial" officeooo:rsid="001ba0cf" officeooo:paragraph-rsid="001ba0cf"/>
    </style:style>
    <style:style style:name="P15" style:family="paragraph" style:parent-style-name="Standard" style:list-style-name="L1">
      <style:paragraph-properties fo:margin-top="0.101cm" fo:margin-bottom="0.101cm" style:contextual-spacing="false" fo:line-height="200%"/>
      <style:text-properties style:font-name="Arial" officeooo:rsid="001c920e" officeooo:paragraph-rsid="001c920e"/>
    </style:style>
    <style:style style:name="P16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c920e" officeooo:paragraph-rsid="001c920e"/>
    </style:style>
    <style:style style:name="P17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c920e" officeooo:paragraph-rsid="001eb59e"/>
    </style:style>
    <style:style style:name="P18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bd592" officeooo:paragraph-rsid="001bd592"/>
    </style:style>
    <style:style style:name="P19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eb59e" officeooo:paragraph-rsid="001eb59e"/>
    </style:style>
    <style:style style:name="P20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eb59e" officeooo:paragraph-rsid="0023258a"/>
    </style:style>
    <style:style style:name="P21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227dc4" officeooo:paragraph-rsid="002082e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1def0"/>
    </style:style>
    <style:style style:name="T3" style:family="text">
      <style:text-properties officeooo:rsid="00123ebb"/>
    </style:style>
    <style:style style:name="T4" style:family="text">
      <style:text-properties officeooo:rsid="0016ba0b"/>
    </style:style>
    <style:style style:name="T5" style:family="text">
      <style:text-properties officeooo:rsid="0018c4e1"/>
    </style:style>
    <style:style style:name="T6" style:family="text">
      <style:text-properties officeooo:rsid="001a3e43"/>
    </style:style>
    <style:style style:name="T7" style:family="text">
      <style:text-properties officeooo:rsid="001ab0c6"/>
    </style:style>
    <style:style style:name="T8" style:family="text">
      <style:text-properties officeooo:rsid="001ba0cf"/>
    </style:style>
    <style:style style:name="T9" style:family="text">
      <style:text-properties officeooo:rsid="001bd592"/>
    </style:style>
    <style:style style:name="T10" style:family="text">
      <style:text-properties officeooo:rsid="0020f52d"/>
    </style:style>
    <style:style style:name="T11" style:family="text">
      <style:text-properties officeooo:rsid="001ec9f5"/>
    </style:style>
    <style:style style:name="T12" style:family="text">
      <style:text-properties officeooo:rsid="001eb53e"/>
    </style:style>
    <style:style style:name="T13" style:family="text">
      <style:text-properties officeooo:rsid="001eb59e"/>
    </style:style>
    <style:style style:name="T14" style:family="text">
      <style:text-properties officeooo:rsid="001c920e"/>
    </style:style>
    <style:style style:name="T15" style:family="text">
      <style:text-properties officeooo:rsid="002082e6"/>
    </style:style>
    <style:style style:name="T16" style:family="text">
      <style:text-properties officeooo:rsid="00210c00"/>
    </style:style>
    <style:style style:name="T17" style:family="text">
      <style:text-properties officeooo:rsid="0022a4f2"/>
    </style:style>
    <style:style style:name="T18" style:family="text">
      <style:text-properties officeooo:rsid="0024e35f"/>
    </style:style>
    <style:style style:name="T19" style:family="text">
      <style:text-properties officeooo:rsid="00235a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istoria de usuario Nro. <text:span text:style-name="T17">4</text:span>.</text:p>
      <text:p text:style-name="P3"><text:span text:style-name="T1">Titulo</text:span>: <text:span text:style-name="T4">Cargar un anuncio de </text:span><text:span text:style-name="T17">encontrado</text:span><text:span text:style-name="T4">.</text:span></text:p>
      <text:p text:style-name="P2"><text:span text:style-name="T1">Descripción</text:span>: Como usuario del sitio “<text:span text:style-name="T3">online pets</text:span><text:span text:style-name="T2">”</text:span>, quiero poder <text:span text:style-name="T4">cargar un anuncio de</text:span><text:span text:style-name="T17"> una </text:span><text:span text:style-name="T4">mascota </text:span><text:span text:style-name="T19">encontrada</text:span><text:span text:style-name="T17"> </text:span><text:span text:style-name="T4">para que </text:span><text:span text:style-name="T6">los visitantes</text:span><text:span text:style-name="T5"> pueda</text:span><text:span text:style-name="T6">n</text:span><text:span text:style-name="T5"> </text:span><text:span text:style-name="T19">contactarme</text:span><text:span text:style-name="T5"> en caso </text:span><text:span text:style-name="T17">que lo estén buscando</text:span><text:span text:style-name="T6">.</text:span></text:p>
      <text:p text:style-name="P2"/>
      <text:p text:style-name="P1"><text:span text:style-name="T1">Criterios de aceptación</text:span>:</text:p>
      <text:list xml:id="list1937575454" text:style-name="L1">
        <text:list-item>
          <text:p text:style-name="P5">Ver la opción de cargar un anuncio de <text:span text:style-name="T17">encontrado</text:span> luego de ingresar al sitio de manera satisfactoria. (Pasa)</text:p>
        </text:list-item>
        <text:list-item>
          <text:p text:style-name="P6"><text:span text:style-name="T10">No v</text:span>er la opción de <text:span text:style-name="T12">publicar un </text:span><text:span text:style-name="T17">anuncio de encontrado</text:span> en caso de colocar un usuario y contraseña <text:span text:style-name="T10">correctamente</text:span>. (Error)</text:p>
        </text:list-item>
        <text:list-item>
          <text:p text:style-name="P6"><text:span text:style-name="T11">V</text:span>er la opción de <text:span text:style-name="T12">publicar un </text:span><text:span text:style-name="T17">anuncio de encontrado</text:span> en caso de colocar un usuario y contraseña incorrectas. (Error)</text:p>
        </text:list-item>
        <text:list-item>
          <text:p text:style-name="P7">Al ingresar a la carga de <text:span text:style-name="T17">un anuncio de encontrado</text:span> <text:span text:style-name="T7">deben observarse los siguientes campos </text:span><text:span text:style-name="T12">(Pasa)</text:span><text:span text:style-name="T7">:</text:span></text:p>
          <text:list>
            <text:list-item>
              <text:p text:style-name="P8">Fecha y hora de carga.</text:p>
            </text:list-item>
            <text:list-item>
              <text:p text:style-name="P11"><text:span text:style-name="T8">Categoría</text:span>.</text:p>
            </text:list-item>
            <text:list-item>
              <text:p text:style-name="P11">Color.</text:p>
            </text:list-item>
            <text:list-item>
              <text:p text:style-name="P11"><text:span text:style-name="T8">Descripción adicional.</text:span> </text:p>
            </text:list-item>
            <text:list-item>
              <text:p text:style-name="P12">Comentarios.</text:p>
            </text:list-item>
            <text:list-item>
              <text:p text:style-name="P12">Fotos.</text:p>
            </text:list-item>
            <text:list-item>
              <text:p text:style-name="P14">Tipo de contacto (correo, teléfono, dirección).</text:p>
            </text:list-item>
            <text:list-item>
              <text:p text:style-name="P15">Botones de <text:span text:style-name="T13">publicar</text:span> anuncio y <text:span text:style-name="T13">salir.</text:span></text:p>
            </text:list-item>
          </text:list>
        </text:list-item>
        <text:list-item>
          <text:p text:style-name="P8">“Fecha y Hora” debe mostrar la correspondiente al sistema cuando se inicia la carga del anuncio.<text:span text:style-name="T12">(Pasa)</text:span></text:p>
        </text:list-item>
        <text:list-item>
          <text:p text:style-name="P12">“Categoría” debe ser un<text:span text:style-name="T9">a</text:span> lista desplegable con las opciones: Perro – Gato – Ave – Tortuga – Conejo – Otro.(Pasa)</text:p>
        </text:list-item>
        <text:list-item>
          <text:p text:style-name="P12">Cuando se selecciona “Otro” en la lista desplegable “<text:span text:style-name="T9">C</text:span>ategoría” se debe habilitar un cuadro de texto.<text:span text:style-name="T12">(Pasa)</text:span></text:p>
        </text:list-item>
        <text:list-item>
          <text:p text:style-name="P13"><text:span text:style-name="T15">S</text:span>e selecciona “Otro” en la lista desplegable “<text:span text:style-name="T9">C</text:span>ategoría” <text:span text:style-name="T15">y </text:span><text:span text:style-name="T12">no se</text:span> habilita cuadro de texto.<text:span text:style-name="T12">(Error)</text:span></text:p>
        </text:list-item>
        <text:list-item>
          <text:p text:style-name="P18">“Color” debe ser una lista desplegable con las opciones: Negro – Blanco – Marrón – Verde – Otro.<text:span text:style-name="T12">(Pasa)</text:span> </text:p>
        </text:list-item>
        <text:list-item>
          <text:p text:style-name="P18"><text:span text:style-name="T15">S</text:span>e selecciona “Otro” en la lista desplegable “Color” <text:span text:style-name="T15">y</text:span> <text:span text:style-name="T12">no </text:span>se habilita cuadro de texto.<text:span text:style-name="T12">(Error)</text:span></text:p>
        </text:list-item>
        <text:list-item>
          <text:p text:style-name="P13">Cuando se selecciona “Otro” en la lista desplegable “<text:span text:style-name="T9">C</text:span>ategoría” <text:span text:style-name="T12">no se</text:span> habilita un cuadro de texto.<text:span text:style-name="T12">(Error)</text:span></text:p>
        </text:list-item>
        <text:list-item>
          <text:p text:style-name="P16">“Descripción <text:span text:style-name="T13">adicional”</text:span> debe ser un cuadro de texto que permita cargar <text:span text:style-name="T15">datos</text:span> de no <text:soft-page-break/>mas de <text:span text:style-name="T13">100</text:span> caracteres.<text:span text:style-name="T13">(Pasa)</text:span></text:p>
        </text:list-item>
        <text:list-item>
          <text:p text:style-name="P17">“Descripción <text:span text:style-name="T13">adicional” permite </text:span>cargar texto de mas de <text:span text:style-name="T13">100</text:span> caracteres.<text:span text:style-name="T13">(Error)</text:span></text:p>
        </text:list-item>
        <text:list-item>
          <text:p text:style-name="P16">“Comentario<text:span text:style-name="T13">s”</text:span> debe ser un cuadro de texto que permita cargar <text:span text:style-name="T15">datos</text:span> de no mas de 255 caracteres.<text:span text:style-name="T13">(Pasa)</text:span></text:p>
        </text:list-item>
        <text:list-item>
          <text:p text:style-name="P9"><text:span text:style-name="T14">“Comentario</text:span><text:span text:style-name="T13">s”</text:span><text:span text:style-name="T14"> permit</text:span><text:span text:style-name="T13">e</text:span><text:span text:style-name="T14"> cargar texto de mas de 255 caracteres.</text:span><text:span text:style-name="T13">(Error)</text:span></text:p>
        </text:list-item>
        <text:list-item>
          <text:p text:style-name="P9">“Fotos” debe permitirse cargar hasta 7 fotos de la mascota.<text:span text:style-name="T13">(Pasa)</text:span></text:p>
        </text:list-item>
        <text:list-item>
          <text:p text:style-name="P9">“Fotos” <text:span text:style-name="T15">permite </text:span>carga<text:span text:style-name="T15">r</text:span> <text:span text:style-name="T13">mas de</text:span> 7 fotos de la mascota.<text:span text:style-name="T13">(Error)</text:span></text:p>
        </text:list-item>
        <text:list-item>
          <text:p text:style-name="P8">“Tipo de contacto” deben ser <text:span text:style-name="T13">2</text:span> cuadros de verificación el cual si se tilda se mostrara junto al anuncio el dato correspondiente al teléfono o dirección de contacto.<text:span text:style-name="T13">(Pasa)</text:span></text:p>
        </text:list-item>
        <text:list-item>
          <text:p text:style-name="P19">Mostrar leyenda que indica que el correo electrónico sera el contacto predeterminado <text:span text:style-name="T15">el cual siempre se mostrara en la publicaciones.(Pasa)</text:span></text:p>
        </text:list-item>
        <text:list-item>
          <text:p text:style-name="P20"><text:span text:style-name="T18">No se muestra la</text:span> leyenda que indica que el correo electrónico sera el contacto predeterminado <text:span text:style-name="T18">y</text:span><text:span text:style-name="T15"> siempre se mostrara en la publicaciones.(</text:span><text:span text:style-name="T18">Error</text:span><text:span text:style-name="T15">)</text:span></text:p>
        </text:list-item>
        <text:list-item>
          <text:p text:style-name="P19">Tener tildados ambos cuadros de verificación o al menos uno y no ver su información en la publicación.<text:span text:style-name="T15">(Error)</text:span></text:p>
        </text:list-item>
        <text:list-item>
          <text:p text:style-name="P8">El botón “<text:span text:style-name="T15">Publicar”</text:span> debe activarse si los campos “Categoría” <text:span text:style-name="T17">y</text:span> “Color” tienen dato cargado y existe al menos una foto, hasta siete, ingresada<text:span text:style-name="T15">s</text:span> para carga<text:span text:style-name="T15">r</text:span> el anuncio.<text:span text:style-name="T15">(Pasa)</text:span></text:p>
        </text:list-item>
        <text:list-item>
          <text:p text:style-name="P10">El botón “<text:span text:style-name="T15">Publicar”</text:span> <text:span text:style-name="T16">activo</text:span> si <text:span text:style-name="T16">algunos de los</text:span> campos “Categoría” <text:span text:style-name="T17">y </text:span>“Color” <text:span text:style-name="T16">no </text:span>tienen dato cargado <text:span text:style-name="T16">o</text:span> <text:span text:style-name="T16">no </text:span>existe <text:span text:style-name="T16">alguna</text:span> foto ingresada<text:span text:style-name="T15"> </text:span><text:span text:style-name="T16">al</text:span> carga<text:span text:style-name="T15">r</text:span> el anuncio.<text:span text:style-name="T15">(</text:span><text:span text:style-name="T16">Error</text:span><text:span text:style-name="T15">)</text:span></text:p>
        </text:list-item>
        <text:list-item>
          <text:p text:style-name="P8">Los campos “Descripción adicional”, “Comentarios” y “Tipo de contacto” son optativos.<text:span text:style-name="T15">(Pasa)</text:span></text:p>
        </text:list-item>
        <text:list-item>
          <text:p text:style-name="P21">Presionar el botón “Publicar” y ver el anuncio <text:span text:style-name="T17">en mascotas encontradas</text:span>. (Pasa)</text:p>
        </text:list-item>
        <text:list-item>
          <text:p text:style-name="P21">Presionar el botón “Publicar” y no ver el anuncio <text:span text:style-name="T17">o verlo como otra categoria</text:span>. (Error)</text:p>
        </text:list-item>
        <text:list-item>
          <text:p text:style-name="P21">Presionar el botón “Salir” y volver a la pagina principal. (Pasa)</text:p>
        </text:list-item>
        <text:list-item>
          <text:p text:style-name="P21">Presionar el botón “Salir” y no volver a la pagina principal. (Error)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1T19:43:01.878000000</dc:date>
    <meta:editing-duration>PT14H31M31S</meta:editing-duration>
    <meta:editing-cycles>10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40" meta:word-count="557" meta:character-count="3442" meta:non-whitespace-character-count="2950"/>
  </office:meta>
</office:document-meta>
</file>